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76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0.952cm" svg:y="1.545cm" svg:viewBox="0 0 1306 1255" draw:points="1306,1255 0,1255 0,0 1306,0">
          <text:p/>
        </draw:polygon>
        <draw:frame draw:style-name="gr2" draw:layer="layout" svg:width="1.392cm" svg:height="0.567cm" svg:x="2.208cm" svg:y="1.873cm">
          <draw:text-box>
            <text:p text:style-name="P1"><text:span text:style-name="T1">РАБОТА </text:span></text:p>
          </draw:text-box>
        </draw:frame>
        <draw:polygon draw:style-name="gr3" draw:layer="layout" svg:width="1.087cm" svg:height="0.247cm" svg:x="1.087cm" svg:y="2.049cm" svg:viewBox="0 0 1088 248" draw:points="0,248 0,0 1088,0 1088,248">
          <text:p/>
        </draw:polygon>
        <draw:polygon draw:style-name="gr1" draw:layer="layout" svg:width="1.087cm" svg:height="0.247cm" svg:x="1.087cm" svg:y="2.049cm" svg:viewBox="0 0 1088 248" draw:points="0,248 0,0 1088,0 1088,248">
          <text:p/>
        </draw:polygon>
        <draw:polygon draw:style-name="gr4" draw:layer="layout" svg:width="0.459cm" svg:height="0.148cm" svg:x="1.632cm" svg:y="2.097cm" svg:viewBox="0 0 460 149" draw:points="460,74 0,149 0,0">
          <text:p/>
        </draw:polygon>
        <draw:polygon draw:style-name="gr5" draw:layer="layout" svg:width="0.459cm" svg:height="0.148cm" svg:x="1.632cm" svg:y="2.097cm" svg:viewBox="0 0 460 149" draw:points="460,74 0,149 0,0">
          <text:p/>
        </draw:polygon>
        <draw:polygon draw:style-name="gr4" draw:layer="layout" svg:width="1.099cm" svg:height="0.378cm" svg:x="1.05cm" svg:y="1.371cm" svg:viewBox="0 0 1100 379" draw:points="0,379 1100,379 1100,0 0,0">
          <text:p/>
        </draw:polygon>
        <draw:frame draw:style-name="gr2" draw:layer="layout" svg:width="1.269cm" svg:height="0.567cm" svg:x="1cm" svg:y="1.275cm">
          <draw:text-box>
            <text:p text:style-name="P1"><text:span text:style-name="T1">ВЫВОД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9:29.937000000</meta:creation-date>
    <meta:editing-duration>PT6S</meta:editing-duration>
    <meta:editing-cycles>2</meta:editing-cycles>
    <meta:generator>LibreOffice/4.3.6.2$Windows_x86 LibreOffice_project/d50a87b2e514536ed401c18000dad4660b6a169e</meta:generator>
    <dc:date>2015-09-28T21:09:36.281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9:29.843000000"/>
  </office:meta>
</office:document-meta>
</file>